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font-style="italic" officeooo:paragraph-rsid="001355b1" style:font-style-asian="italic" style:font-style-complex="italic"/>
    </style:style>
    <style:style style:name="P2" style:family="paragraph" style:parent-style-name="Footer">
      <style:text-properties officeooo:paragraph-rsid="001355b1"/>
    </style:style>
    <style:style style:name="P3" style:family="paragraph" style:parent-style-name="Standard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4" style:family="paragraph" style:parent-style-name="Standard">
      <style:text-properties style:text-underline-style="none"/>
    </style:style>
    <style:style style:name="P5" style:family="paragraph" style:parent-style-name="Standard">
      <style:text-properties style:text-underline-style="none" officeooo:paragraph-rsid="001355b1"/>
    </style:style>
    <style:style style:name="P6" style:family="paragraph" style:parent-style-name="Standard">
      <style:text-properties style:text-underline-style="none" officeooo:rsid="001bc0d8" officeooo:paragraph-rsid="001355b1"/>
    </style:style>
    <style:style style:name="P7" style:family="paragraph" style:parent-style-name="Standard">
      <style:text-properties fo:font-size="12pt" style:text-underline-style="solid" style:text-underline-width="auto" style:text-underline-color="font-color" style:font-size-asian="12pt" style:font-size-complex="12pt"/>
    </style:style>
    <style:style style:name="P8" style:family="paragraph" style:parent-style-name="Standard">
      <style:text-properties fo:font-size="12pt" style:text-underline-style="none" officeooo:paragraph-rsid="001355b1" style:font-size-asian="12pt" style:font-size-complex="12pt"/>
    </style:style>
    <style:style style:name="P9" style:family="paragraph" style:parent-style-name="Standard">
      <style:text-properties fo:font-size="14pt" style:text-underline-style="solid" style:text-underline-width="auto" style:text-underline-color="font-color" style:font-size-asian="14pt" style:font-size-complex="14pt"/>
    </style:style>
    <style:style style:name="P10" style:family="paragraph" style:parent-style-name="Standard">
      <style:text-properties fo:font-size="14pt" style:text-underline-style="solid" style:text-underline-width="auto" style:text-underline-color="font-color" officeooo:paragraph-rsid="001355b1" style:font-size-asian="14pt" style:font-size-complex="14pt"/>
    </style:style>
    <style:style style:name="P11" style:family="paragraph" style:parent-style-name="Standard">
      <style:text-properties fo:font-size="14pt" style:text-underline-style="none" style:font-size-asian="14pt" style:font-size-complex="14pt"/>
    </style:style>
    <style:style style:name="P12" style:family="paragraph" style:parent-style-name="Standard">
      <style:text-properties officeooo:paragraph-rsid="001355b1"/>
    </style:style>
    <style:style style:name="P13" style:family="paragraph" style:parent-style-name="Standard" style:list-style-name="L1">
      <style:text-properties fo:font-size="12pt" style:text-underline-style="none" officeooo:rsid="00189083" officeooo:paragraph-rsid="00189083" style:font-size-asian="12pt" style:font-size-complex="12pt"/>
    </style:style>
    <style:style style:name="P14" style:family="paragraph" style:parent-style-name="Standard">
      <style:text-properties fo:font-size="12pt" style:text-underline-style="none" officeooo:rsid="00189083" officeooo:paragraph-rsid="00189083" style:font-size-asian="12pt" style:font-size-complex="12pt"/>
    </style:style>
    <style:style style:name="P15" style:family="paragraph" style:parent-style-name="Standard">
      <style:text-properties style:text-underline-style="none"/>
    </style:style>
    <style:style style:name="P16" style:family="paragraph" style:parent-style-name="Standard" style:list-style-name="L2">
      <style:text-properties style:text-underline-style="none" officeooo:rsid="00189083" officeooo:paragraph-rsid="00189083"/>
    </style:style>
    <style:style style:name="P17" style:family="paragraph" style:parent-style-name="Standard" style:list-style-name="L2">
      <style:text-properties style:text-underline-style="none" officeooo:rsid="001b2f73" officeooo:paragraph-rsid="001b2f73"/>
    </style:style>
    <style:style style:name="T1" style:family="text">
      <style:text-properties officeooo:rsid="001355b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b2f73" style:font-size-asian="12pt" style:font-size-complex="12pt"/>
    </style:style>
    <style:style style:name="T5" style:family="text">
      <style:text-properties officeooo:rsid="00156704"/>
    </style:style>
    <style:style style:name="T6" style:family="text">
      <style:text-properties officeooo:rsid="00189083"/>
    </style:style>
    <style:style style:name="T7" style:family="text">
      <style:text-properties officeooo:rsid="0019553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INUTES</text:p>
      <text:p text:style-name="Standard"/>
      <text:p text:style-name="Standard">Project Title: Group 12 Project</text:p>
      <text:p text:style-name="Standard">Meeting Purpose: <text:span text:style-name="T6">Discussing design spec and prototype</text:span></text:p>
      <text:p text:style-name="Standard">People Present: Everyone was present</text:p>
      <text:p text:style-name="Standard">Location: <text:span text:style-name="T5">319 – Physical Sciences Building</text:span></text:p>
      <text:p text:style-name="Standard">Date: <text:span text:style-name="T5">26</text:span>/1<text:span text:style-name="T5">1</text:span>/<text:span text:style-name="T1">20</text:span>13</text:p>
      <text:p text:style-name="Standard">Circulation list: All project members</text:p>
      <text:p text:style-name="P12">Author of the minutes: Filip Kunkiewicz</text:p>
      <text:p text:style-name="Standard">Date the minutes were produced: <text:span text:style-name="T5">26</text:span>/1<text:span text:style-name="T5">1</text:span>/<text:span text:style-name="T1">20</text:span>13</text:p>
      <text:p text:style-name="Standard">Version: 1.<text:span text:style-name="T1">1</text:span></text:p>
      <text:p text:style-name="Standard"/>
      <text:p text:style-name="Standard"/>
      <text:p text:style-name="P9">Matters Arising</text:p>
      <text:p text:style-name="P11"/>
      <text:list xml:id="list2084952059306059120" text:style-name="L1">
        <text:list-item>
          <text:p text:style-name="P13"><text:span text:style-name="T7">Retrieved work from group members and p</text:span>ut parts of design spec together <text:span text:style-name="T7">where possible</text:span></text:p>
        </text:list-item>
        <text:list-item>
          <text:p text:style-name="P13">Edited necessary sections <text:span text:style-name="T7">to fit requirement</text:span></text:p>
        </text:list-item>
        <text:list-item>
          <text:p text:style-name="P13">Discussed prototyping application</text:p>
        </text:list-item>
      </text:list>
      <text:p text:style-name="P14"/>
      <text:p text:style-name="P7"/>
      <text:p text:style-name="P9">New Business</text:p>
      <text:p text:style-name="P4"/>
      <text:list xml:id="list3389191733138313561" text:style-name="L2">
        <text:list-item>
          <text:p text:style-name="P16">Finalising design document to get it ready for first review</text:p>
          <text:p text:style-name="P16">ACTION: <text:span text:style-name="T3">dpb1, alh32, fik, anp28, srp11, lps1, lot15, thw10, bea16.</text:span></text:p>
        </text:list-item>
        <text:list-item>
          <text:p text:style-name="P16"><text:span text:style-name="T3">Set goals for starting prototype </text:span><text:span text:style-name="T4">(Web and Android)</text:span></text:p>
          <text:p text:style-name="P17"><text:span text:style-name="T3">ACTION: dpb1, anp28, lot15, thw10, bea16</text:span></text:p>
        </text:list-item>
      </text:list>
      <text:p text:style-name="P4"/>
      <text:p text:style-name="P4"/>
      <text:p text:style-name="P4"/>
      <text:p text:style-name="P10">AOB</text:p>
      <text:p text:style-name="P8"/>
      <text:p text:style-name="P5"><text:s text:c="6"/>None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a xlink:type="simple" xlink:href="mailto:Fik@aber.ac.uk">Fik@aber.ac.uk</text:a> <text:span text:style-name="T5">26/11/201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officeooo:paragraph-rsid="001355b1" style:font-style-asian="italic" style:font-style-complex="italic"/>
    </style:style>
    <style:style style:name="MP2" style:family="paragraph" style:parent-style-name="Footer">
      <style:text-properties officeooo:paragraph-rsid="001355b1"/>
    </style:style>
    <style:style style:name="MT1" style:family="text">
      <style:text-properties officeooo:rsid="001355b1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Meeting Minutes<text:tab/>v1.<text:span text:style-name="MT1">1</text:span><text:tab/>Final</text:p>
      </style:header>
      <style:footer>
        <text:p text:style-name="MP2"><text:span text:style-name="Default_20_Paragraph_20_Font"><text:span text:style-name="MT2">Aberystwyth University / Computer Science<text:tab/><text:tab/>Page </text:span></text:span><text:span text:style-name="Default_20_Paragraph_20_Font"><text:span text:style-name="MT2"><text:page-number text:select-page="current">1</text:page-number></text:span></text:span><text:span text:style-name="Default_20_Paragraph_20_Font"><text:span text:style-name="MT2">/</text:span></text:span><text:span text:style-name="Default_20_Paragraph_20_Font"><text:span text:style-name="MT2"><text:page-count>1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7T14:13:09.04</meta:creation-date>
    <dc:date>2014-01-29T16:47:10.643665000</dc:date>
    <meta:editing-duration>PT5H12M35S</meta:editing-duration>
    <meta:editing-cycles>31</meta:editing-cycles>
    <meta:generator>LibreOffice/4.1.0.4$MacOSX_x86 LibreOffice_project/89ea49ddacd9aa532507cbf852f2bb22b1ace28</meta:generator>
    <meta:document-statistic meta:table-count="0" meta:image-count="0" meta:object-count="0" meta:page-count="1" meta:paragraph-count="24" meta:word-count="125" meta:character-count="846" meta:non-whitespace-character-count="742"/>
  </office:meta>
</office:document-meta>
</file>